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2cm"/>
    </style:style>
    <style:style style:name="co3" style:family="table-column">
      <style:table-column-properties fo:break-before="auto" style:column-width="5.883cm"/>
    </style:style>
    <style:style style:name="co4" style:family="table-column">
      <style:table-column-properties fo:break-before="auto" style:column-width="5.60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>
            <text:p>K-mer</text:p>
          </table:table-cell>
          <table:table-cell office:value-type="string">
            <text:p>rozmiar drzewa w MB</text:p>
          </table:table-cell>
          <table:table-cell office:value-type="string">
            <text:p>ile procent wierzchołków występuje</text:p>
          </table:table-cell>
          <table:table-cell office:value-type="string">
            <text:p>rozmiar samych krawędzi w MB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formula="of:=(4*4*4^[.A2]*[.C2]/100)/(1024*1024)" office:value-type="float" office:value="1">
            <text:p>1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table:formula="of:=(4*4*4^[.A3]*[.C3]/100)/(1024*1024)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table:formula="of:=(4*4*4^[.A4]*[.C4]/100)/(1024*1024)" office:value-type="float" office:value="16">
            <text:p>1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table:formula="of:=(4*4*4^[.A5]*[.C5]/100)/(1024*1024)" office:value-type="float" office:value="64">
            <text:p>6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29">
            <text:p>329</text:p>
          </table:table-cell>
          <table:table-cell office:value-type="float" office:value="99.99">
            <text:p>99,99</text:p>
          </table:table-cell>
          <table:table-cell table:formula="of:=(4*4*4^[.A6]*[.C6]/100)/(1024*1024)" office:value-type="float" office:value="255.9744">
            <text:p>25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54">
            <text:p>1354</text:p>
          </table:table-cell>
          <table:table-cell office:value-type="float" office:value="99.23">
            <text:p>99,23</text:p>
          </table:table-cell>
          <table:table-cell table:formula="of:=(4*4*4^[.A7]*[.C7]/100)/(1024*1024)" office:value-type="float" office:value="1016.1152">
            <text:p>1016</text:p>
          </table:table-cell>
        </table:table-row>
        <table:table-row table:style-name="ro1" table:number-rows-repeated="104856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15.04.2020</text:date>, <text:time>11:52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D xDD</meta:initial-creator>
    <meta:creation-date>2020-04-14T01:11:01.36</meta:creation-date>
    <dc:date>2020-04-15T11:52:30.83</dc:date>
    <dc:creator>xD xDD</dc:creator>
    <meta:editing-duration>PT11M4S</meta:editing-duration>
    <meta:editing-cycles>3</meta:editing-cycles>
    <meta:generator>OpenOffice/4.1.6$Win32 OpenOffice.org_project/416m1$Build-9790</meta:generator>
    <meta:document-statistic meta:table-count="3" meta:cell-count="28" meta:object-count="0"/>
  </office:meta>
</office:document-meta>
</file>